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margin-bottom="0.0694in"/>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 style:parent-style-name="Normal" style:family="paragraph">
      <style:text-properties style:font-name="Times New Roman" style:font-name-asian="Times New Roman" style:font-name-complex="Times New Roman" fo:color="#212529" fo:background-color="#FFFFFF"/>
    </style:style>
    <style:style style:name="P3" style:parent-style-name="Normal" style:family="paragraph">
      <style:text-properties style:font-name="Times New Roman" style:font-name-asian="Times New Roman" style:font-name-complex="Times New Roman" fo:color="#212529" fo:background-color="#FFFFFF"/>
    </style:style>
    <style:style style:name="P4" style:parent-style-name="Normal" style:family="paragraph">
      <style:text-properties style:font-name="Times New Roman" style:font-name-asian="Times New Roman" style:font-name-complex="Times New Roman" fo:color="#212529" fo:background-color="#FFFFFF"/>
    </style:style>
    <style:style style:name="P5" style:parent-style-name="Normal" style:family="paragraph">
      <style:paragraph-properties fo:margin-bottom="0.0694in"/>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6" style:parent-style-name="Normal" style:family="paragraph">
      <style:paragraph-properties fo:margin-bottom="0.125in"/>
      <style:text-properties style:font-name="Times New Roman" style:font-name-complex="Times New Roman" fo:color="#212529" fo:font-size="12pt" style:font-size-asian="12pt" style:font-size-complex="12pt"/>
    </style:style>
    <style:style style:name="P7" style:parent-style-name="Normal" style:family="paragraph">
      <style:text-properties style:font-name="Times New Roman" style:font-name-complex="Times New Roman"/>
    </style:style>
    <style:style style:name="P8" style:parent-style-name="Normal" style:family="paragraph">
      <style:paragraph-properties fo:margin-bottom="0.0694in"/>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9" style:parent-style-name="Normal" style:family="paragraph">
      <style:paragraph-properties fo:margin-bottom="0.125in"/>
      <style:text-properties style:font-name="Times New Roman" style:font-name-complex="Times New Roman" fo:color="#212529" fo:font-size="12pt" style:font-size-asian="12pt" style:font-size-complex="12pt"/>
    </style:style>
    <style:style style:name="P1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1" style:parent-style-name="Normal" style:family="paragraph">
      <style:paragraph-properties fo:margin-bottom="0.0694in"/>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 style:parent-style-name="Normal" style:family="paragraph">
      <style:paragraph-properties fo:margin-bottom="0.125in"/>
      <style:text-properties style:font-name="Times New Roman" style:font-name-complex="Times New Roman" fo:color="#212529" fo:font-size="12pt" style:font-size-asian="12pt" style:font-size-complex="12pt"/>
    </style:style>
    <style:style style:name="P13" style:parent-style-name="Normal" style:family="paragraph">
      <style:paragraph-properties fo:margin-bottom="0.125in"/>
      <style:text-properties style:font-name="Times New Roman" style:font-name-complex="Times New Roman" fo:color="#212529" fo:font-size="12pt" style:font-size-asian="12pt" style:font-size-complex="12pt"/>
    </style:style>
    <style:style style:name="P14" style:parent-style-name="Normal" style:family="paragraph">
      <style:paragraph-properties fo:margin-bottom="0.0694in"/>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5" style:parent-style-name="Normal" style:family="paragraph">
      <style:paragraph-properties fo:margin-bottom="0.125in"/>
      <style:text-properties style:font-name="Times New Roman" style:font-name-complex="Times New Roman" fo:color="#212529" fo:font-size="12pt" style:font-size-asian="12pt" style:font-size-complex="12pt"/>
    </style:style>
    <style:style style:name="P16" style:parent-style-name="Normal" style:family="paragraph">
      <style:paragraph-properties fo:margin-bottom="0.125in"/>
      <style:text-properties style:font-name="Times New Roman" style:font-name-complex="Times New Roman" fo:color="#212529" fo:font-size="12pt" style:font-size-asian="12pt" style:font-size-complex="12pt"/>
    </style:style>
    <style:style style:name="P17" style:parent-style-name="Normal" style:family="paragraph">
      <style:paragraph-properties fo:margin-bottom="0.0694in"/>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8" style:parent-style-name="Normal" style:family="paragraph">
      <style:paragraph-properties fo:margin-bottom="0.125in"/>
      <style:text-properties style:font-name="Times New Roman" style:font-name-complex="Times New Roman" fo:color="#212529" fo:font-size="12pt" style:font-size-asian="12pt" style:font-size-complex="12pt"/>
    </style:style>
    <style:style style:name="P19" style:parent-style-name="Normal" style:family="paragraph">
      <style:paragraph-properties fo:margin-bottom="0.125in"/>
      <style:text-properties style:font-name="Times New Roman" style:font-name-complex="Times New Roman" fo:color="#212529" fo:font-size="12pt" style:font-size-asian="12pt" style:font-size-complex="12pt"/>
    </style:style>
    <style:style style:name="P20" style:parent-style-name="Normal" style:family="paragraph">
      <style:paragraph-properties fo:margin-bottom="0.0694in"/>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1" style:parent-style-name="Normal" style:family="paragraph">
      <style:paragraph-properties fo:margin-bottom="0.125in"/>
      <style:text-properties style:font-name="Times New Roman" style:font-name-complex="Times New Roman" fo:color="#212529" fo:font-size="12pt" style:font-size-asian="12pt" style:font-size-complex="12pt"/>
    </style:style>
    <style:style style:name="P22" style:parent-style-name="Normal" style:family="paragraph">
      <style:paragraph-properties fo:margin-bottom="0.125in"/>
      <style:text-properties style:font-name="Times New Roman" style:font-name-complex="Times New Roman" fo:color="#212529" fo:font-size="12pt" style:font-size-asian="12pt" style:font-size-complex="12pt"/>
    </style:style>
    <style:style style:name="P23" style:parent-style-name="Normal" style:family="paragraph">
      <style:text-properties style:font-name="Times New Roman" style:font-name-complex="Times New Roman"/>
    </style:style>
    <style:style style:name="P24" style:parent-style-name="Normal" style:family="paragraph">
      <style:paragraph-properties fo:margin-bottom="0.0694in"/>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5" style:parent-style-name="Normal" style:family="paragraph">
      <style:paragraph-properties fo:margin-bottom="0.125in"/>
      <style:text-properties style:font-name="Times New Roman" style:font-name-complex="Times New Roman" fo:color="#212529" fo:font-size="12pt" style:font-size-asian="12pt" style:font-size-complex="12pt"/>
    </style:style>
    <style:style style:name="P26" style:parent-style-name="Normal" style:family="paragraph">
      <style:paragraph-properties fo:margin-bottom="0.125in"/>
      <style:text-properties style:font-name="Times New Roman" style:font-name-complex="Times New Roman" fo:color="#212529" fo:font-size="12pt" style:font-size-asian="12pt" style:font-size-complex="12pt"/>
    </style:style>
    <style:style style:name="P2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8" style:parent-style-name="Normal" style:family="paragraph">
      <style:text-properties style:font-name="Times New Roman" style:font-name-complex="Times New Roman"/>
    </style:style>
    <style:style style:name="P29" style:parent-style-name="Normal" style:family="paragraph">
      <style:text-properties style:font-name="Times New Roman" style:font-name-complex="Times New Roman"/>
    </style:style>
    <style:style style:name="P30" style:parent-style-name="Normal" style:family="paragraph">
      <style:text-properties style:font-name="Times New Roman" style:font-name-complex="Times New Roman"/>
    </style:style>
    <style:style style:name="T3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3" style:parent-style-name="DefaultParagraphFont" style:family="text">
      <style:text-properties style:font-name="Times New Roman" style:font-name-complex="Times New Roman"/>
    </style:style>
    <style:style style:name="P34" style:parent-style-name="Normal" style:family="paragraph">
      <style:text-properties style:font-name="Times New Roman" style:font-name-complex="Times New Roman"/>
    </style:style>
    <style:style style:name="P35" style:parent-style-name="Normal" style:family="paragraph">
      <style:text-properties style:font-name="Times New Roman" style:font-name-complex="Times New Roman"/>
    </style:style>
    <style:style style:name="P36" style:parent-style-name="Normal" style:family="paragraph">
      <style:text-properties style:font-name="Times New Roman" style:font-name-complex="Times New Roman"/>
    </style:style>
    <style:style style:name="P3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38" style:parent-style-name="Normal" style:family="paragraph">
      <style:text-properties style:font-name="Times New Roman" style:font-name-complex="Times New Roman"/>
    </style:style>
    <style:style style:name="P39" style:parent-style-name="Normal" style:family="paragraph">
      <style:text-properties style:font-name="Times New Roman" style:font-name-complex="Times New Roman"/>
    </style:style>
  </office:automatic-styles>
  <office:body>
    <office:text text:use-soft-page-breaks="true">
      <text:h text:style-name="P1" text:outline-level="3">Charles C. Sherrod Library</text:h>
      <text:p text:style-name="P2">The heartbeat of every campus is its library.  Named in honor of a former ETSU president, the Sherrod Library offers access to hundreds of journals and online resources as well as study space, meeting rooms, late-night study areas, and a coffee stand!</text:p>
      <text:p text:style-name="P3"/>
      <text:p text:style-name="P4"/>
      <text:h text:style-name="P5" text:outline-level="3">Basler Center for Physical Activity</text:h>
      <text:p text:style-name="P6">Much more than just a gym, this building not only provides students and employees the space and state-of-the-art equipment they need to maintain physical fitness, but is also the home of intramural sports and a hub of social activity.</text:p>
      <text:p text:style-name="P7"/>
      <text:h text:style-name="P8" text:outline-level="3">ETSU Athletic Center (Mini-Dome)</text:h>
      <text:p text:style-name="P9">Though the Dome provides space for athletics administration and ETSU's exercise and sports research labs, it is also here where students cross the stage to receive their degrees at Commencement every fall and spring.</text:p>
      <text:p text:style-name="P10"/>
      <text:h text:style-name="P11" text:outline-level="3">Millennium Center</text:h>
      <text:p text:style-name="P12">Located across the street from the main campus and accessed via the ETSU Skywalk, the Millennium Center is where you will find classes and offices for the Department of Computing. The Millennium Center also offers event space for organizations and community partners to reserve rooms for meetings, retreats, and other events.</text:p>
      <text:p text:style-name="P13"/>
      <text:h text:style-name="P14" text:outline-level="3">Martin Center for the Arts</text:h>
      <text:p text:style-name="P15">Home to a large auditorium, a black box theater, and a rehearsal hall, the Martin Center for the Arts is a hub for artistic performances by students and community groups as well as touring productions.</text:p>
      <text:p text:style-name="P16"/>
      <text:h text:style-name="P17" text:outline-level="3">Burgin E. Dossett Hall</text:h>
      <text:p text:style-name="P18">The administration building for ETSU, Burgin Dossett Hall includes offices of Admission, Financial Aid  Scholarships, Registration, and the Bursar.</text:p>
      <text:p text:style-name="P19"/>
      <text:h text:style-name="P20" text:outline-level="3">Centennial Hall</text:h>
      <text:p text:style-name="P21">One of the most recently opened residence halls at ETSU, Centennial is a popular place to call home for many students.  It is a co-ed hall in the style of two bedroom and efficiency apartments.</text:p>
      <text:p text:style-name="P22"/>
      <text:p text:style-name="P23"/>
      <text:soft-page-break/>
      <text:h text:style-name="P24" text:outline-level="3">Parking Services</text:h>
      <text:p text:style-name="P25">We welcome visitors and guests to ETSU! Should you visit during the week between normal business hours, please stop by Parking Services to receive a guest pass at no charge.</text:p>
      <text:p text:style-name="P26"/>
      <text:p text:style-name="P27">D.P. Culp Student Center</text:p>
      <text:p text:style-name="P28">The D.P. Culp Student Center serves as the community center for the ETSU campus while upholding ETSU Mission, Vision &amp; Values. Housed within are numerous services, students and administrative offices, recreational opportunities, food service areas, the bookstore, a post office, and meeting facilities for use by ETSU students, faculty, staff, as well as members of the Tri-Cities Community.</text:p>
      <text:p text:style-name="P29"/>
      <text:p text:style-name="P30"/>
      <text:p text:style-name="Normal"><text:span text:style-name="T31">Trail head 2</text:span><text:span text:style-name="T32">(Buc Ridge Trail)</text:span><text:span text:style-name="T33"><text:s/></text:span></text:p>
      <text:p text:style-name="P34">The Buc Ridge Trail is an excellent 1-mile path that leads from one side of the Buc Ridge Apartments to the main entrance. This trail is mountain buke accessible and the difficulty ranges for easy to difficult.<text:s/></text:p>
      <text:p text:style-name="P35"/>
      <text:p text:style-name="P36"/>
      <text:p text:style-name="P37">Campus House,<text:s/>Christian<text:s/>Student<text:s/>fellowship</text:p>
      <text:p text:style-name="P38">Welcome to the Campus House (also known as the Christian Student Fellowship)! We are a campus ministry at ETSU, and we serve as a community of college students reaching out to college students. We operate out of a brick house on the Historic Tree Streets, right across from ETSU’s parking services on the corner of University Pkwy &amp; Pine St. We have worship gatherings, free meals, small groups, events for international students, retreats, and lots of other opportunities to develop meaningful relationships. Even if there isn’t an event scheduled, this is a place you can hang out, study, mooch the snacks, drink the coffee, and be part of a community that cares about you. If you have any questions, please don’t hesitate to send us a message or follow us on social media!</text:p>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Yu Gothic Light"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NormalWeb" style:display-name="Normal (Web)" style:family="paragraph" style:parent-style-name="Normal">
      <style:paragraph-properties fo:margin-top="0.0694in" fo:margin-bottom="0.0694in"/>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awford, Micah</meta:initial-creator>
    <dc:creator>Calhoun, Christian</dc:creator>
    <meta:creation-date>2023-02-20T04:01:00Z</meta:creation-date>
    <dc:date>2023-02-20T17:05:00Z</dc:date>
    <meta:template xlink:href="Normal" xlink:type="simple"/>
    <meta:editing-cycles>14</meta:editing-cycles>
    <meta:editing-duration>PT2400S</meta:editing-duration>
    <meta:document-statistic meta:page-count="2" meta:paragraph-count="6" meta:word-count="513" meta:character-count="3433" meta:row-count="24" meta:non-whitespace-character-count="2926"/>
  </office:meta>
</office:document-meta>
</file>